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fo:font-size="10.5pt" style:font-size-asian="10.5pt" style:font-size-complex="10.5pt"/>
    </style:style>
    <style:style style:name="P10"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1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font-weight="bold" style:font-weight-asian="bold" style:font-name-complex="Times New Roman1" style:font-weight-complex="bold"/>
    </style:style>
    <style:style style:name="T6" style:family="text">
      <style:text-properties style:font-name="Georgia" style:font-name-complex="Times New Roman1"/>
    </style:style>
    <style:style style:name="T7"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8" style:family="text">
      <style:text-properties fo:color="#000000"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9" style:family="text">
      <style:text-properties style:text-position="super 58%" style:font-name-complex="Times New Roman1"/>
    </style:style>
    <style:style style:name="T10" style:family="text">
      <style:text-properties style:text-position="super 58%" style:font-name="Georgia" style:font-name-complex="Times New Roman1"/>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fo:font-style="italic" style:text-underline-style="solid" style:text-underline-width="auto" style:text-underline-color="font-color" style:font-style-asian="italic" style:font-name-complex="Times New Roman1"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ere's The Bulls Eye?</text:p>
      <text:p text:style-name="P1"/>
      <text:p text:style-name="P2"><text:span text:style-name="T1">Read:</text:span><text:span text:style-name="T3"> Philippians 3:10-15</text:span></text:p>
      <text:p text:style-name="P3"/>
      <text:p text:style-name="P4"><text:span text:style-name="T1">Text:</text:span><text:span text:style-name="T3"> <text:s/>Philippians 3:</text:span><text:span text:style-name="T7">14 “I press toward the mark...”</text:span></text:p>
      <text:p text:style-name="P5"/>
      <text:h text:style-name="P4" text:outline-level="3"><text:span text:style-name="T1">Introduction:</text:span><text:span text:style-name="T3"> Have you ever gone to a county fair? There are usually a lot of booths at the fair where someone is eager to assist you in the art of losing your money. There is a basket ball booth with low baskets where a former basketball player can lose money wondering why he can't get the ball to go through the basket like he could while in school. There are two reasons: 1 is that the baskets are lower than those in school and the 2</text:span><text:span text:style-name="T9">nd</text:span><text:span text:style-name="T3"> is that the basket itself has a diameter that is smaller than the one in school. <text:s/>There is the shooting booth where one can shoot corks at targets that are deceptively close to the shooter. Most of those who try there leave missing the target. Why do they miss? I believe it is because there is no specific target. There are many choices, slowly moving along and once the first target doesn't fall the shooter moves to another one and ends up using a lot of tickets there or moves on to another booth while griping about how unfair the fair has become.</text:span></text:h>
      <text:h text:style-name="P8" text:outline-level="3"><text:span text:style-name="T3"><text:s text:c="2"/>Paul talks about aiming at a target and I want to talk about that this morning.</text:span></text:h>
      <text:h text:style-name="P8" text:outline-level="3"><text:span text:style-name="T3"/></text:h>
      <text:h text:style-name="P8" text:outline-level="3"><text:span text:style-name="T2">The Missed Target:</text:span><text:span text:style-name="T3"> When I was going thru my training for the federal prison I was not very good with weapons. I struggled with the rifle and handgun. By the end of the 6 weeks I had become pretty proficient with the rifle that they provided. On the qualification day I was late to the range and the rifle that I usually used was taken by someone else. With a different rifle I attempted to qualify. At first glance after the shooting was over I had failed and I blamed the rifle that I was not used to. Only 5 of 30 shots had gone into my target. As the instructors scored each target they stopped and were laughing when they got to the target next to mine. That target had an extra 25 holes in it. I passed the test but had no target to bring home for bragging rights. Somehow between my 5</text:span><text:span text:style-name="T9">th</text:span><text:span text:style-name="T3"> and 6</text:span><text:span text:style-name="T9">th</text:span><text:span text:style-name="T3"> shot I began aiming at the wrong target. </text:span></text:h>
      <text:h text:style-name="P8" text:outline-level="3"><text:span text:style-name="T3"><text:s text:c="2"/>The 12</text:span><text:span text:style-name="T9">th</text:span><text:span text:style-name="T3"> verse tells us that Paul has yet to hit the target. Paul indicates that there is a struggle. He is not where, he knows, he should be. </text:span></text:h>
      <text:h text:style-name="P8" text:outline-level="3"><text:span text:style-name="T3"><text:s text:c="2"/>It should concern us that we are content even though we know that we are missing the mark. It's as if the plans that God has for me are not all that important. The desire of God has become less important, to me, than my comfort.</text:span></text:h>
      <text:h text:style-name="P8" text:outline-level="3"><text:span text:style-name="T3"/></text:h>
      <text:h text:style-name="P8" text:outline-level="3"><text:span text:style-name="T2">The Plan for Better Shooting:</text:span><text:span text:style-name="T3"> Paul tells us that he is doing something about his poor shooting. When he says that he is “...forgetting those things which are behind...” It is as if he is saying: “I am going to relearn how to aim and shoot. What I have learned in the past is not working.” </text:span><text:span text:style-name="T12">There is a lot to this business of shooting</text:span><text:span text:style-name="T3">. There is the aim. Which eye is dominant? <text:s/>There is the stance. What foot placement works best for you? There is the grip. How do you hold your weapon? There is the target. What adjustments do I need to make for the distance that I am from the target? There is the climate. What effect will the light or wind have on my shooting? There is the weapon itself. How well do I know my weapon? Believe it or not some weapons come with tendencies of their own. If you are not aware of every aspect of your shooting it can cause you to miss the mark. Paul is reevaluating what needs adjustment in his ability to hit the mark. If Paul needs to reevaluate then do you think that it is likely that you and I might to need some tweaking, here and there, from time to time?</text:span></text:h>
      <text:h text:style-name="P11" text:outline-level="3"><text:span text:style-name="T11"/></text:h>
      <text:h text:style-name="P8" text:outline-level="3"><text:span text:style-name="T2">Practice, Practice, Practice:</text:span><text:span text:style-name="T3"> “</text:span><text:span text:style-name="T7">I press toward the mark for the prize...” Paul is on the range day after day. He changes his stance to see which stance is best. He tries holding his weapon differently. He practices with each eye separately and finally he sees a little improvement. Slowly he begins to be the shooter that God wants him to be. He moves back further and further from the target until he is proficient from a far greater distance than he ever thought possible. </text:span></text:h>
      <text:h text:style-name="P8" text:outline-level="3"><text:span text:style-name="T7"><text:s text:c="2"/>There comes a day when the Instructor says: “You are now ready for service.” Now is the time to ask: “Just where is the target that I'm aiming for?”</text:span></text:h>
      <text:h text:style-name="P8" text:outline-level="3"><text:span text:style-name="T3"/></text:h>
      <text:h text:style-name="P9" text:outline-level="3"><text:span text:style-name="T5">Conclude:</text:span><text:span text:style-name="T6"> The bulls' eye is found in the 10</text:span><text:span text:style-name="T10">th</text:span><text:span text:style-name="T6"> verse. Paul's aim is: “</text:span><text:span text:style-name="T8">That I may know him, and the power of his resurrection, and the fellowship of his sufferings, being made conformable unto his death;” Paul wants to know Jesus completely. Not only the good feeling stuff but in every aspect of His life and that includes His suffering and even His death. His goal is to really know Christ. He does not aim to know about Him. It is not a book of facts that Paul is compiling but a relationship that He is seeking. He desires to live in Jesus and have Jesus living in himself. He told the Colossians that Christ living in them was the hope of glory.</text:span></text:h>
      <text:h text:style-name="P9" text:outline-level="3"><text:span text:style-name="T8"><text:s text:c="2"/>That's our aim. That's our target. That is the bull's eye!</text:span></text:h>
      <text:p text:style-name="P10"><text:span text:style-name="T4"/></text:p>
      <text:p text:style-name="P1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8-03-06T11:28:52.57</dc:date>
    <meta:editing-duration>PT3H42M15S</meta:editing-duration>
    <meta:generator>OpenOffice/4.1.3$Win32 OpenOffice.org_project/413m1$Build-9783</meta:generator>
    <meta:document-statistic meta:table-count="0" meta:image-count="0" meta:object-count="0" meta:page-count="1" meta:paragraph-count="13" meta:word-count="921" meta:character-count="48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